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55cba" officeooo:paragraph-rsid="000a7aac"/>
    </style:style>
    <style:style style:name="P2" style:family="paragraph" style:parent-style-name="Preformatted_20_Text">
      <style:text-properties fo:font-size="12pt" fo:font-weight="bold" officeooo:rsid="00055cba" officeooo:paragraph-rsid="000a7aac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0pt" fo:font-weight="normal" officeooo:rsid="0005d4cc" officeooo:paragraph-rsid="000a7aac" style:font-size-asian="10pt" style:font-weight-asian="normal" style:font-size-complex="10pt" style:font-weight-complex="normal"/>
    </style:style>
    <style:style style:name="P4" style:family="paragraph" style:parent-style-name="Preformatted_20_Text">
      <style:text-properties officeooo:paragraph-rsid="000a7aac"/>
    </style:style>
    <style:style style:name="P5" style:family="paragraph" style:parent-style-name="Preformatted_20_Text">
      <style:text-properties officeooo:rsid="00055cba" officeooo:paragraph-rsid="000a7aac"/>
    </style:style>
    <style:style style:name="T1" style:family="text">
      <style:text-properties officeooo:rsid="000af5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Descrivere i tre modelli principali di cloud.</text:p>
      <text:p text:style-name="P1"/>
      <text:p text:style-name="P4">I tre modelli principali di cloud computing sono IaaS (Infrastructure as a Service), PaaS (Platform as a Service) e SaaS (Software as a Service). Questi modelli rappresentano diversi livelli di servizio che i fornitori cloud offrono agli utenti, consentendo loro di usufruire di risorse e funzionalità senza dover gestire l'infrastruttura sottostante. Ecco una descrizione di ciascun modello:</text:p>
      <text:p text:style-name="P4"/>
      <text:p text:style-name="P4">1. IaaS (Infrastructure as a Service):</text:p>
      <text:p text:style-name="P4">IaaS è il modello di cloud computing che offre agli utenti l'accesso a risorse di infrastruttura virtualizzate tramite Internet. Questo modello include elementi fondamentali come server virtuali, risorse di archiviazione, reti e servizi di bilanciamento del carico. Gli utenti possono creare, gestire e configurare le risorse virtuali in base alle loro esigenze. Tuttavia, sono responsabili della gestione del sistema operativo, delle applicazioni e della sicurezza delle risorse stesse. Esempi di fornitori IaaS includono Amazon Web Services (AWS), Microsoft Azure e Google Cloud Platform (GCP).</text:p>
      <text:p text:style-name="P4"/>
      <text:p text:style-name="P4">2. PaaS (Platform as a Service):</text:p>
      <text:p text:style-name="P4">PaaS è un modello di cloud computing che fornisce agli sviluppatori un ambiente completo per creare, sviluppare e distribuire applicazioni senza doversi preoccupare dell'infrastruttura sottostante. I fornitori PaaS offrono un insieme di strumenti, framework e servizi che semplificano lo sviluppo e l'implementazione di applicazioni. Gli sviluppatori possono concentrarsi sulla scrittura del codice e sulla creazione di funzionalità, mentre il PaaS si occupa della gestione delle risorse, dell'aggiornamento dei sistemi operativi e delle librerie. Esempi di fornitori PaaS includono Heroku, Google App Engine e Microsoft Azure App Service.</text:p>
      <text:p text:style-name="P4"/>
      <text:p text:style-name="P4">3. SaaS (Software as a Service):</text:p>
      <text:p text:style-name="P4">SaaS è un modello di cloud computing in cui gli utenti accedono a software e applicazioni ospitati su cloud attraverso Internet. Gli utenti non devono preoccuparsi della gestione dell'infrastruttura, delle risorse o delle operazioni di manutenzione. Tutto ciò che serve è un browser web per accedere all'applicazione. Questo modello è ampiamente utilizzato per servizi come gestione delle email, applicazioni di collaborazione, software di gestione dei progetti e altro ancora. Gli utenti possono semplicemente utilizzare l'applicazione senza doverne gestire l'implementazione o la manutenzione. Esempi di fornitori SaaS includono Salesforce, Google Workspace (precedentemente G Suite) e Microsoft Office 365.</text:p>
      <text:p text:style-name="P1"/>
      <text:p text:style-name="P1"/>
      <text:p text:style-name="P2">2)Che cosa è e a cosa serve l’Hypervisor?</text:p>
      <text:p text:style-name="P1"/>
      <text:p text:style-name="P1">Un hypervisor, noto anche come "virtual machine monitor" (VMM), è un software che consente la creazione e la gestione di macchine virtuali (VM) su un singolo server fisico. L'hypervisor si trova tra l'hardware fisico del server e le VM, agendo come uno strato di virtualizzazione che consente l'esecuzione simultanea di più sistemi operativi e applicazioni isolati all'interno delle VM. Serve a sfruttare al massimo le risorse hardware, consentendo a più VM di condividere lo stesso server fisico in modo efficiente e sicuro.</text:p>
      <text:p text:style-name="P1"/>
      <text:p text:style-name="P1">Le funzioni principali di un hypervisor includono:</text:p>
      <text:p text:style-name="P1"/>
      <text:p text:style-name="P1">1. Virtualizzazione delle Risorse: L'hypervisor assegna le risorse fisiche del server, come CPU, memoria, archiviazione e dispositivi di rete, alle diverse VM in modo controllato e isolato. Ogni VM creata opera come una macchina indipendente con le sue risorse virtuali dedicate.</text:p>
      <text:p text:style-name="P1"/>
      <text:p text:style-name="P1">2. Isolamento: L'hypervisor assicura che ogni VM sia completamente isolata dalle altre. Ciò significa che i processi e i dati all'interno di una VM non interferiscono con quelli delle altre VM. Questo contribuisce a garantire la sicurezza e la stabilità delle applicazioni.</text:p>
      <text:p text:style-name="P1"><text:soft-page-break/></text:p>
      <text:p text:style-name="P1">3. Gestione delle VM: L'hypervisor consente la creazione, la configurazione, l'avvio, l'arresto e la migrazione delle VM. Gli amministratori possono gestire le VM in modo centralizzato, regolando la quantità di risorse assegnate a ciascuna VM.</text:p>
      <text:p text:style-name="P1"/>
      <text:p text:style-name="P1">4. Efficienza delle Risorse: L'hypervisor consente la condivisione efficiente delle risorse hardware tra le VM. Questo è particolarmente utile perché sfrutta al massimo la capacità del server fisico, consentendo l'esecuzione di numerose VM su un singolo hardware.</text:p>
      <text:p text:style-name="P1"/>
      <text:p text:style-name="P1">5. Snapshot e Migrazione: L'hypervisor permette di creare snapshot delle VM, cioè istantanee del loro stato. Inoltre, alcune soluzioni hypervisor consentono la migrazione delle VM da un server fisico all'altro senza interruzioni del servizio.</text:p>
      <text:p text:style-name="P1"/>
      <text:p text:style-name="P1">6. Test e Sviluppo: L'hypervisor è utilizzato anche come strumento per creare ambienti di test e sviluppo isolati. Gli sviluppatori possono replicare configurazioni complesse senza influenzare l'ambiente di produzione.</text:p>
      <text:p text:style-name="P1"/>
      <text:p text:style-name="P1">Ci sono due tipi principali di hypervisor: </text:p>
      <text:p text:style-name="P1"/>
      <text:p text:style-name="P1">- Type 1 Hypervisor (Bare-Metal): Viene eseguito direttamente sull'hardware fisico e gestisce le VM senza un sistema operativo ospite. È adatto per ambienti di produzione e offre prestazioni migliori.</text:p>
      <text:p text:style-name="P1"/>
      <text:p text:style-name="P1">- Type 2 Hypervisor (Hosted): Viene eseguito su un sistema operativo ospite e fornisce l'ambiente per eseguire VM. È spesso utilizzato per scopi di sviluppo e test.</text:p>
      <text:p text:style-name="P1"/>
      <text:p text:style-name="P1"><text:span text:style-name="T1">U</text:span>n hypervisor è uno strumento essenziale per la virtualizzazione, consentendo l'ottimizzazione delle risorse hardware e la creazione di ambienti isolati per eseguire multiple VM su un unico server fisico.</text:p>
      <text:p text:style-name="P1"/>
      <text:p text:style-name="P1"/>
      <text:p text:style-name="P2">3)Elencare le differenti tipologie di servizi cloud per l’archiviazione dei dati.</text:p>
      <text:p text:style-name="P1"/>
      <text:p text:style-name="P1">Ci sono diverse tipologie di servizi cloud per l'archiviazione dei dati, ognuna con caratteristiche specifiche che si adattano a diverse esigenze e scenari. Ecco un elenco delle principali tipologie di servizi cloud di archiviazione dati:</text:p>
      <text:p text:style-name="P1"/>
      <text:p text:style-name="P1">1. Cloud Storage Object (Storage as a Service): Questo tipo di servizio offre un'archiviazione a oggetti scalabile e altamente disponibile. I dati vengono archiviati in "contenitori" o "bucket" e accessibili attraverso API. Esempi includono Amazon S3, Google Cloud Storage e Microsoft Azure Blob Storage.</text:p>
      <text:p text:style-name="P1"/>
      <text:p text:style-name="P1">2. Cloud Storage Block: Questi servizi forniscono blocchi di archiviazione virtuali che possono essere collegati alle macchine virtuali. Sono utili per applicazioni che richiedono accesso a blocchi di dati, come database. Esempi sono Amazon Elastic Block Store (EBS) e Azure Managed Disks.</text:p>
      <text:p text:style-name="P1"/>
      <text:p text:style-name="P1">3. Cloud File Storage: Questi servizi offrono un archivio condiviso basato su file, simile ai file system tradizionali. Consentono di condividere e archiviare file tra le macchine virtuali o i servizi cloud. Esempi sono Amazon Elastic File System (EFS) e Azure Files.</text:p>
      <text:p text:style-name="P1"/>
      <text:p text:style-name="P1">4. Archiviazione di Backup: Questi servizi sono progettati per l'archiviazione e il ripristino dei dati di backup. Offrono spesso funzionalità di backup automatico e protezione dei dati. Esempi includono Amazon S3 Glacier, Google Cloud Storage Nearline e Azure Backup.</text:p>
      <text:p text:style-name="P1"/>
      <text:p text:style-name="P1"><text:soft-page-break/>5. Archiviazione di Archivio: Questi servizi sono progettati per l'archiviazione a lungo termine di dati meno frequentemente utilizzati. Sono solitamente più economici ma possono richiedere tempi di accesso più lunghi. Esempi sono Amazon S3 Glacier Deep Archive e Google Cloud Storage Coldline.</text:p>
      <text:p text:style-name="P1"/>
      <text:p text:style-name="P1">6. Archiviazione di Dati NoSQL: Alcuni servizi cloud offrono archiviazione dati specifica per database NoSQL. Ad esempio, Amazon DynamoDB offre uno spazio per archiviare backup di dati NoSQL.</text:p>
      <text:p text:style-name="P1"/>
      <text:p text:style-name="P1">7. Distributed File Systems: Questi sistemi permettono la creazione di un unico spazio di archiviazione condiviso su più server. Un esempio è Hadoop HDFS (Hadoop Distributed File System).</text:p>
      <text:p text:style-name="P1"/>
      <text:p text:style-name="P1">8. Storage Gateway: Questi servizi permettono di estendere l'archiviazione cloud alle infrastrutture locali. Consentono di archiviare dati localmente e copiarli in modo sicuro su archiviazione cloud. Esempi sono AWS Storage Gateway e Azure StorSimple.</text:p>
      <text:p text:style-name="P1"/>
      <text:p text:style-name="P1">9. Cloud NAS (Network Attached Storage): Offre l'accesso tramite protocolli di rete come NFS o SMB. Esempi includono Avere vFXT per Azure e Amazon FSx.</text:p>
      <text:p text:style-name="P1"/>
      <text:p text:style-name="P1">Ogni tipo di servizio offre vantaggi specifici, quindi la scelta dipenderà dalle esigenze dell'utente in termini di scalabilità, prestazioni, costi e requisiti di accesso ai dati.</text:p>
      <text:p text:style-name="P1"/>
      <text:p text:style-name="P2">4)Illustrare I principali rischi connessi all’utilizzo di un’infrastruttura Cloud.</text:p>
      <text:p text:style-name="P1"/>
      <text:p text:style-name="P1">L'utilizzo di un'infrastruttura cloud offre numerosi vantaggi, ma comporta anche alcuni rischi che è importante considerare e affrontare adeguatamente. Ecco alcuni dei principali rischi connessi all'utilizzo di un'infrastruttura cloud:</text:p>
      <text:p text:style-name="P1"/>
      <text:p text:style-name="P1">1. Sicurezza dei Dati: La sicurezza dei dati è una delle principali preoccupazioni. L'archiviazione e il trasferimento dei dati sensibili attraverso Internet possono esporre i dati al rischio di violazioni della sicurezza, accessi non autorizzati o attacchi informatici.</text:p>
      <text:p text:style-name="P1"/>
      <text:p text:style-name="P1">2. Violazioni della Privacy: L'uso di servizi cloud può comportare la condivisione dei dati con terze parti, sollevando preoccupazioni sulla privacy dei dati degli utenti e la conformità normativa.</text:p>
      <text:p text:style-name="P1"/>
      <text:p text:style-name="P1">3. Downtime: Anche i fornitori cloud più affidabili possono subire interruzioni del servizio. Se il tuo business dipende fortemente dal cloud, un'interruzione prolungata potrebbe avere conseguenze significative.</text:p>
      <text:p text:style-name="P1"/>
      <text:p text:style-name="P1">4. Fuga dei Dati: L'archiviazione dei dati in cloud potrebbe rendere i dati più esposti al rischio di fuga, soprattutto se non vengono implementate corrette misure di sicurezza.</text:p>
      <text:p text:style-name="P1"/>
      <text:p text:style-name="P1">5. Blocco o Perdita dell'Accesso: Se il fornitore cloud subisce problemi finanziari o problemi operativi, potresti perdere temporaneamente l'accesso alle tue risorse o dati.</text:p>
      <text:p text:style-name="P1"/>
      <text:p text:style-name="P1">6. Conformità Normativa: I dati archiviati nel cloud potrebbero essere soggetti a requisiti di conformità normativa specifici per il settore o la giurisdizione in cui operi. È importante assicurarsi che il provider cloud sia conforme alle normative pertinenti.</text:p>
      <text:p text:style-name="P1"/>
      <text:p text:style-name="P1">7. Costi Imprevisti: Se non vengono monitorate attentamente le risorse cloud utilizzate, <text:span text:style-name="T1">si </text:span>potre<text:span text:style-name="T1">bbe</text:span> incorrere in costi imprevisti a causa di sovrautilizzo o risorse inutilizzate.</text:p>
      <text:p text:style-name="P1"/>
      <text:p text:style-name="P1">8. Vendor Lock-In: Una volta migrat<text:span text:style-name="T1">e</text:span> le risorse al cloud, potre<text:span text:style-name="T1">bbe</text:span> <text:span text:style-name="T1">essere </text:span><text:soft-page-break/>difficile o costoso spostarle altrove. Questo può portare a una dipendenza dal fornitore cloud attuale.</text:p>
      <text:p text:style-name="P1"/>
      <text:p text:style-name="P1">9. Sovraccarico delle Risorse: Se l'architettura cloud non è progettata correttamente, <text:span text:style-name="T1">si </text:span>potre<text:span text:style-name="T1">bbe</text:span> incorrere in problemi di sovraccarico delle risorse, portando a prestazioni scadenti o tempi di risposta lenti.</text:p>
      <text:p text:style-name="P1"/>
      <text:p text:style-name="P1">10. Controllo Limitato: In un ambiente cloud, <text:span text:style-name="T1">si ha</text:span> meno controllo diretto sull'infrastruttura fisica e sui componenti del sistema, il che potrebbe limitare la personalizzazione delle risorse.</text:p>
      <text:p text:style-name="P1"/>
      <text:p text:style-name="P1">È importante affrontare questi rischi attraverso la pianificazione, la scelta attenta dei fornitori cloud, la corretta implementazione delle misure di sicurezza e la gestione continua delle risorse. Una strategia di sicurezza ben progettata, che include la crittografia, l'accesso sicuro, la gestione delle identità e altre pratiche di sicurezza, è fondamentale per mitigare i rischi legati all'infrastruttura cloud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7T18:58:27.803059947</dc:date>
    <meta:editing-duration>PT11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46" meta:word-count="1541" meta:character-count="10710" meta:non-whitespace-character-count="9214"/>
  </office:meta>
</office:document-meta>
</file>